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4.928cm"/>
    </style:style>
    <style:style style:name="co9" style:family="table-column">
      <style:table-column-properties fo:break-before="auto" style:column-width="4.819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3.521cm"/>
    </style:style>
    <style:style style:name="co16" style:family="table-column">
      <style:table-column-properties fo:break-before="auto" style:column-width="3.249cm"/>
    </style:style>
    <style:style style:name="co17" style:family="table-column">
      <style:table-column-properties fo:break-before="auto" style:column-width="6.126cm"/>
    </style:style>
    <style:style style:name="co18" style:family="table-column">
      <style:table-column-properties fo:break-before="auto" style:column-width="5.835cm"/>
    </style:style>
    <style:style style:name="co19" style:family="table-column">
      <style:table-column-properties fo:break-before="auto" style:column-width="8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</office:automatic-styles>
  <office:body>
    <office:spreadsheet>
      <table:table table:name="auxlay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zoneid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tectonic zon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ectonic subregion</text:p>
          </table:table-cell>
          <table:table-cell office:value-type="string" calcext:value-type="string">
            <text:p>concern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formula="of:=IF([.E2]&lt;0;&quot;all&quot;;IF(OR(ABS([.F2])&lt;=30;ABS([.F2])&gt;=150);&quot;strike-slip&quot;;IF(AND([.F2]&gt;30;[.F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Pamir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  <table:table-cell table:formula="of:=IF([.E3]&lt;0;&quot;all&quot;;IF(OR(ABS([.F3])&lt;=30;ABS([.F3])&gt;=150);&quot;strike-slip&quot;;IF(AND([.F3]&gt;30;[.F3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Pamir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table:formula="of:=IF([.E4]&lt;0;&quot;all&quot;;IF(OR(ABS([.F4])&lt;=30;ABS([.F4])&gt;=150);&quot;strike-slip&quot;;IF(AND([.F4]&gt;30;[.F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Qaidam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9" calcext:value-type="float">
            <text:p>309</text:p>
          </table:table-cell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table:formula="of:=IF([.E5]&lt;0;&quot;all&quot;;IF(OR(ABS([.F5])&lt;=30;ABS([.F5])&gt;=150);&quot;strike-slip&quot;;IF(AND([.F5]&gt;30;[.F5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Qaida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4" calcext:value-type="float">
            <text:p>274</text:p>
          </table:table-cell>
          <table:table-cell office:value-type="float" office:value="55" calcext:value-type="float">
            <text:p>55</text:p>
          </table:table-cell>
          <table:table-cell office:value-type="float" office:value="148" calcext:value-type="float">
            <text:p>148</text:p>
          </table:table-cell>
          <table:table-cell table:formula="of:=IF([.E6]&lt;0;&quot;all&quot;;IF(OR(ABS([.F6])&lt;=30;ABS([.F6])&gt;=150);&quot;strike-slip&quot;;IF(AND([.F6]&gt;30;[.F6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office:value-type="float" office:value="-53" calcext:value-type="float">
            <text:p>-53</text:p>
          </table:table-cell>
          <table:table-cell table:formula="of:=IF([.E7]&lt;0;&quot;all&quot;;IF(OR(ABS([.F7])&lt;=30;ABS([.F7])&gt;=150);&quot;strike-slip&quot;;IF(AND([.F7]&gt;30;[.F7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Pamirs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office:value-type="float" office:value="52" calcext:value-type="float">
            <text:p>52</text:p>
          </table:table-cell>
          <table:table-cell office:value-type="float" office:value="-74" calcext:value-type="float">
            <text:p>-74</text:p>
          </table:table-cell>
          <table:table-cell table:formula="of:=IF([.E8]&lt;0;&quot;all&quot;;IF(OR(ABS([.F8])&lt;=30;ABS([.F8])&gt;=150);&quot;strike-slip&quot;;IF(AND([.F8]&gt;30;[.F8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Kunlu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  <table:table-cell office:value-type="float" office:value="34" calcext:value-type="float">
            <text:p>34</text:p>
          </table:table-cell>
          <table:table-cell office:value-type="float" office:value="113" calcext:value-type="float">
            <text:p>113</text:p>
          </table:table-cell>
          <table:table-cell table:formula="of:=IF([.E9]&lt;0;&quot;all&quot;;IF(OR(ABS([.F9])&lt;=30;ABS([.F9])&gt;=150);&quot;strike-slip&quot;;IF(AND([.F9]&gt;30;[.F9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ndu Kush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171" calcext:value-type="float">
            <text:p>171</text:p>
          </table:table-cell>
          <table:table-cell table:formula="of:=IF([.E10]&lt;0;&quot;all&quot;;IF(OR(ABS([.F10])&lt;=30;ABS([.F10])&gt;=150);&quot;strike-slip&quot;;IF(AND([.F10]&gt;30;[.F10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ndu Kush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formula="of:=IF([.E11]&lt;0;&quot;all&quot;;IF(OR(ABS([.F11])&lt;=30;ABS([.F11])&gt;=150);&quot;strike-slip&quot;;IF(AND([.F11]&gt;30;[.F11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table:formula="of:=IF([.E12]&lt;0;&quot;all&quot;;IF(OR(ABS([.F12])&lt;=30;ABS([.F12])&gt;=150);&quot;strike-slip&quot;;IF(AND([.F12]&gt;30;[.F12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float" office:value="-30" calcext:value-type="float">
            <text:p>-30</text:p>
          </table:table-cell>
          <table:table-cell table:formula="of:=IF([.E13]&lt;0;&quot;all&quot;;IF(OR(ABS([.F13])&lt;=30;ABS([.F13])&gt;=150);&quot;strike-slip&quot;;IF(AND([.F13]&gt;30;[.F13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Makran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table:formula="of:=IF([.E14]&lt;0;&quot;all&quot;;IF(OR(ABS([.F14])&lt;=30;ABS([.F14])&gt;=150);&quot;strike-slip&quot;;IF(AND([.F14]&gt;30;[.F14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Kirthar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8" calcext:value-type="float">
            <text:p>298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table:formula="of:=IF([.E15]&lt;0;&quot;all&quot;;IF(OR(ABS([.F15])&lt;=30;ABS([.F15])&gt;=150);&quot;strike-slip&quot;;IF(AND([.F15]&gt;30;[.F15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Sulaiman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formula="of:=IF([.E16]&lt;0;&quot;all&quot;;IF(OR(ABS([.F16])&lt;=30;ABS([.F16])&gt;=150);&quot;strike-slip&quot;;IF(AND([.F16]&gt;30;[.F16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Pamirs</text:p>
          </table:table-cell>
          <table:table-cell/>
          <table:table-cell office:value-type="string" calcext:value-type="string">
            <text:p>could be stable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formula="of:=IF([.E17]&lt;0;&quot;all&quot;;IF(OR(ABS([.F17])&lt;=30;ABS([.F17])&gt;=150);&quot;strike-slip&quot;;IF(AND([.F17]&gt;30;[.F17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  <table:table-cell table:formula="of:=IF([.E18]&lt;0;&quot;all&quot;;IF(OR(ABS([.F18])&lt;=30;ABS([.F18])&gt;=150);&quot;strike-slip&quot;;IF(AND([.F18]&gt;30;[.F18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-77" calcext:value-type="float">
            <text:p>-77</text:p>
          </table:table-cell>
          <table:table-cell table:formula="of:=IF([.E19]&lt;0;&quot;all&quot;;IF(OR(ABS([.F19])&lt;=30;ABS([.F19])&gt;=150);&quot;strike-slip&quot;;IF(AND([.F19]&gt;30;[.F19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Andaman-Sumatra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formula="of:=IF([.E20]&lt;0;&quot;all&quot;;IF(OR(ABS([.F20])&lt;=30;ABS([.F20])&gt;=150);&quot;strike-slip&quot;;IF(AND([.F20]&gt;30;[.F20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Andaman-Sumatra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8" calcext:value-type="float">
            <text:p>298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table:formula="of:=IF([.E21]&lt;0;&quot;all&quot;;IF(OR(ABS([.F21])&lt;=30;ABS([.F21])&gt;=150);&quot;strike-slip&quot;;IF(AND([.F21]&gt;30;[.F21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formula="of:=IF([.E22]&lt;0;&quot;all&quot;;IF(OR(ABS([.F22])&lt;=30;ABS([.F22])&gt;=150);&quot;strike-slip&quot;;IF(AND([.F22]&gt;30;[.F2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23]&lt;0;&quot;all&quot;;IF(OR(ABS([.F23])&lt;=30;ABS([.F23])&gt;=150);&quot;strike-slip&quot;;IF(AND([.F23]&gt;30;[.F23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Bay of Bengal, Arabian Sea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IF([.E24]&lt;0;&quot;all&quot;;IF(OR(ABS([.F24])&lt;=30;ABS([.F24])&gt;=150);&quot;strike-slip&quot;;IF(AND([.F24]&gt;30;[.F2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25]&lt;0;&quot;all&quot;;IF(OR(ABS([.F25])&lt;=30;ABS([.F25])&gt;=150);&quot;strike-slip&quot;;IF(AND([.F25]&gt;30;[.F25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26]&lt;0;&quot;all&quot;;IF(OR(ABS([.F26])&lt;=30;ABS([.F26])&gt;=150);&quot;strike-slip&quot;;IF(AND([.F26]&gt;30;[.F26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formula="of:=IF([.E27]&lt;0;&quot;all&quot;;IF(OR(ABS([.F27])&lt;=30;ABS([.F27])&gt;=150);&quot;strike-slip&quot;;IF(AND([.F27]&gt;30;[.F27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28]&lt;0;&quot;all&quot;;IF(OR(ABS([.F28])&lt;=30;ABS([.F28])&gt;=150);&quot;strike-slip&quot;;IF(AND([.F28]&gt;30;[.F28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Sri Lanka, Laccadive Sea</text:p>
          </table:table-cell>
          <table:table-cell table:number-columns-repeated="10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IF([.E29]&lt;0;&quot;all&quot;;IF(OR(ABS([.F29])&lt;=30;ABS([.F29])&gt;=150);&quot;strike-slip&quot;;IF(AND([.F29]&gt;30;[.F29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Chang Chenmo, Aksai Chin</text:p>
          </table:table-cell>
          <table:table-cell table:number-columns-repeated="10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-61" calcext:value-type="float">
            <text:p>-61</text:p>
          </table:table-cell>
          <table:table-cell table:formula="of:=IF([.E30]&lt;0;&quot;all&quot;;IF(OR(ABS([.F30])&lt;=30;ABS([.F30])&gt;=150);&quot;strike-slip&quot;;IF(AND([.F30]&gt;30;[.F30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Tibetan plateau</text:p>
          </table:table-cell>
          <table:table-cell table:number-columns-repeated="10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-45" calcext:value-type="float">
            <text:p>-45</text:p>
          </table:table-cell>
          <table:table-cell table:formula="of:=IF([.E31]&lt;0;&quot;all&quot;;IF(OR(ABS([.F31])&lt;=30;ABS([.F31])&gt;=150);&quot;strike-slip&quot;;IF(AND([.F31]&gt;30;[.F31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Murray Ridge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  <table:table-cell office:value-type="float" office:value="-160" calcext:value-type="float">
            <text:p>-160</text:p>
          </table:table-cell>
          <table:table-cell table:formula="of:=IF([.E32]&lt;0;&quot;all&quot;;IF(OR(ABS([.F32])&lt;=30;ABS([.F32])&gt;=150);&quot;strike-slip&quot;;IF(AND([.F32]&gt;30;[.F3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float" office:value="52" calcext:value-type="float">
            <text:p>52</text:p>
          </table:table-cell>
          <table:table-cell office:value-type="float" office:value="-114" calcext:value-type="float">
            <text:p>-114</text:p>
          </table:table-cell>
          <table:table-cell table:formula="of:=IF([.E33]&lt;0;&quot;all&quot;;IF(OR(ABS([.F33])&lt;=30;ABS([.F33])&gt;=150);&quot;strike-slip&quot;;IF(AND([.F33]&gt;30;[.F33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Tibetan plateau</text:p>
          </table:table-cell>
          <table:table-cell table:number-columns-repeated="10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29" calcext:value-type="float">
            <text:p>229</text:p>
          </table:table-cell>
          <table:table-cell office:value-type="float" office:value="84" calcext:value-type="float">
            <text:p>84</text:p>
          </table:table-cell>
          <table:table-cell office:value-type="float" office:value="-18" calcext:value-type="float">
            <text:p>-18</text:p>
          </table:table-cell>
          <table:table-cell table:formula="of:=IF([.E34]&lt;0;&quot;all&quot;;IF(OR(ABS([.F34])&lt;=30;ABS([.F34])&gt;=150);&quot;strike-slip&quot;;IF(AND([.F34]&gt;30;[.F34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-63" calcext:value-type="float">
            <text:p>-63</text:p>
          </table:table-cell>
          <table:table-cell table:formula="of:=IF([.E35]&lt;0;&quot;all&quot;;IF(OR(ABS([.F35])&lt;=30;ABS([.F35])&gt;=150);&quot;strike-slip&quot;;IF(AND([.F35]&gt;30;[.F35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Tibetan plateau</text:p>
          </table:table-cell>
          <table:table-cell table:number-columns-repeated="10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4" calcext:value-type="float">
            <text:p>334</text:p>
          </table:table-cell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table:formula="of:=IF([.E36]&lt;0;&quot;all&quot;;IF(OR(ABS([.F36])&lt;=30;ABS([.F36])&gt;=150);&quot;strike-slip&quot;;IF(AND([.F36]&gt;30;[.F36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Himalayas</text:p>
          </table:table-cell>
          <table:table-cell table:number-columns-repeated="10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68" calcext:value-type="float">
            <text:p>268</text:p>
          </table:table-cell>
          <table:table-cell office:value-type="float" office:value="33" calcext:value-type="float">
            <text:p>33</text:p>
          </table:table-cell>
          <table:table-cell office:value-type="float" office:value="-82" calcext:value-type="float">
            <text:p>-82</text:p>
          </table:table-cell>
          <table:table-cell table:formula="of:=IF([.E37]&lt;0;&quot;all&quot;;IF(OR(ABS([.F37])&lt;=30;ABS([.F37])&gt;=150);&quot;strike-slip&quot;;IF(AND([.F37]&gt;30;[.F37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Tibetan plateau</text:p>
          </table:table-cell>
          <table:table-cell table:number-columns-repeated="10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formula="of:=IF([.E38]&lt;0;&quot;all&quot;;IF(OR(ABS([.F38])&lt;=30;ABS([.F38])&gt;=150);&quot;strike-slip&quot;;IF(AND([.F38]&gt;30;[.F38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table:style-name="ce2" office:value-type="string" calcext:value-type="string">
            <text:p>Indo-Myanmar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8" calcext:value-type="float">
            <text:p>31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formula="of:=IF([.E39]&lt;0;&quot;all&quot;;IF(OR(ABS([.F39])&lt;=30;ABS([.F39])&gt;=150);&quot;strike-slip&quot;;IF(AND([.F39]&gt;30;[.F39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table:style-name="ce2" office:value-type="string" calcext:value-type="string">
            <text:p>Indo-Myanmar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IF([.E40]&lt;0;&quot;all&quot;;IF(OR(ABS([.F40])&lt;=30;ABS([.F40])&gt;=150);&quot;strike-slip&quot;;IF(AND([.F40]&gt;30;[.F40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Intraplate margin</text:p>
          </table:table-cell>
          <table:table-cell office:value-type="string" calcext:value-type="string">
            <text:p>Shillong plateau</text:p>
          </table:table-cell>
          <table:table-cell table:number-columns-repeated="10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-175" calcext:value-type="float">
            <text:p>-175</text:p>
          </table:table-cell>
          <table:table-cell table:formula="of:=IF([.E41]&lt;0;&quot;all&quot;;IF(OR(ABS([.F41])&lt;=30;ABS([.F41])&gt;=150);&quot;strike-slip&quot;;IF(AND([.F41]&gt;30;[.F41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Bangladesh</text:p>
          </table:table-cell>
          <table:table-cell table:number-columns-repeated="10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table:formula="of:=IF([.E42]&lt;0;&quot;all&quot;;IF(OR(ABS([.F42])&lt;=30;ABS([.F42])&gt;=150);&quot;strike-slip&quot;;IF(AND([.F42]&gt;30;[.F42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table:style-name="ce2" office:value-type="string" calcext:value-type="string">
            <text:p>Indo-Myanmar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52" calcext:value-type="float">
            <text:p>52</text:p>
          </table:table-cell>
          <table:table-cell office:value-type="float" office:value="-54" calcext:value-type="float">
            <text:p>-54</text:p>
          </table:table-cell>
          <table:table-cell table:formula="of:=IF([.E43]&lt;0;&quot;all&quot;;IF(OR(ABS([.F43])&lt;=30;ABS([.F43])&gt;=150);&quot;strike-slip&quot;;IF(AND([.F43]&gt;30;[.F43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Bay of Bengal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table:formula="of:=IF([.E44]&lt;0;&quot;all&quot;;IF(OR(ABS([.F44])&lt;=30;ABS([.F44])&gt;=150);&quot;strike-slip&quot;;IF(AND([.F44]&gt;30;[.F4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Andaman-Sumatra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2" calcext:value-type="float">
            <text:p>312</text:p>
          </table:table-cell>
          <table:table-cell office:value-type="float" office:value="67" calcext:value-type="float">
            <text:p>67</text:p>
          </table:table-cell>
          <table:table-cell office:value-type="float" office:value="158" calcext:value-type="float">
            <text:p>158</text:p>
          </table:table-cell>
          <table:table-cell table:formula="of:=IF([.E45]&lt;0;&quot;all&quot;;IF(OR(ABS([.F45])&lt;=30;ABS([.F45])&gt;=150);&quot;strike-slip&quot;;IF(AND([.F45]&gt;30;[.F45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Bay of Bengal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formula="of:=IF([.E46]&lt;0;&quot;all&quot;;IF(OR(ABS([.F46])&lt;=30;ABS([.F46])&gt;=150);&quot;strike-slip&quot;;IF(AND([.F46]&gt;30;[.F46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Active shallow crust</text:p>
          </table:table-cell>
          <table:table-cell office:value-type="string" calcext:value-type="string">
            <text:p>Andaman-Sumatra</text:p>
          </table:table-cell>
          <table:table-cell/>
          <table:table-cell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formula="of:=IF([.E47]&lt;0;&quot;all&quot;;IF(OR(ABS([.F47])&lt;=30;ABS([.F47])&gt;=150);&quot;strike-slip&quot;;IF(AND([.F47]&gt;30;[.F47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table:formula="of:=IF([.E48]&lt;0;&quot;all&quot;;IF(OR(ABS([.F48])&lt;=30;ABS([.F48])&gt;=150);&quot;strike-slip&quot;;IF(AND([.F48]&gt;30;[.F48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table:formula="of:=IF([.E49]&lt;0;&quot;all&quot;;IF(OR(ABS([.F49])&lt;=30;ABS([.F49])&gt;=150);&quot;strike-slip&quot;;IF(AND([.F49]&gt;30;[.F49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50]&lt;0;&quot;all&quot;;IF(OR(ABS([.F50])&lt;=30;ABS([.F50])&gt;=150);&quot;strike-slip&quot;;IF(AND([.F50]&gt;30;[.F50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51]&lt;0;&quot;all&quot;;IF(OR(ABS([.F51])&lt;=30;ABS([.F51])&gt;=150);&quot;strike-slip&quot;;IF(AND([.F51]&gt;30;[.F51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table continental</text:p>
          </table:table-cell>
          <table:table-cell office:value-type="string" calcext:value-type="string">
            <text:p>Peninsular India</text:p>
          </table:table-cell>
          <table:table-cell table:number-columns-repeated="101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xlay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zoneid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tectonic zon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ectonic subregion</text:p>
          </table:table-cell>
          <table:table-cell office:value-type="string" calcext:value-type="string">
            <text:p>concerns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166" calcext:value-type="float">
            <text:p>166</text:p>
          </table:table-cell>
          <table:table-cell table:formula="of:=IF([.E2]&lt;0;&quot;all&quot;;IF(OR(ABS([.F2])&lt;=30;ABS([.F2])&gt;=150);&quot;strike-slip&quot;;IF(AND([.F2]&gt;30;[.F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Pamir</text:p>
          </table:table-cell>
          <table:table-cell table:style-name="ce3" office:value-type="string" calcext:value-type="string">
            <text:p>subduction interface</text:p>
          </table:table-cell>
          <table:table-cell office:value-type="string" calcext:value-type="string">
            <text:p>why no Japan/Cascadia distinction with Atkinson/Boore?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[.E3]&lt;0;&quot;all&quot;;IF(OR(ABS([.F3])&lt;=30;ABS([.F3])&gt;=150);&quot;strike-slip&quot;;IF(AND([.F3]&gt;30;[.F3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ndu Kush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table:formula="of:=IF([.E4]&lt;0;&quot;all&quot;;IF(OR(ABS([.F4])&lt;=30;ABS([.F4])&gt;=150);&quot;strike-slip&quot;;IF(AND([.F4]&gt;30;[.F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ndu Kush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float" office:value="-36" calcext:value-type="float">
            <text:p>-36</text:p>
          </table:table-cell>
          <table:table-cell table:formula="of:=IF([.E5]&lt;0;&quot;all&quot;;IF(OR(ABS([.F5])&lt;=30;ABS([.F5])&gt;=150);&quot;strike-slip&quot;;IF(AND([.F5]&gt;30;[.F5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Pami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formula="of:=IF([.E6]&lt;0;&quot;all&quot;;IF(OR(ABS([.F6])&lt;=30;ABS([.F6])&gt;=150);&quot;strike-slip&quot;;IF(AND([.F6]&gt;30;[.F6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Kunlun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-5" calcext:value-type="float">
            <text:p>-5</text:p>
          </table:table-cell>
          <table:table-cell table:formula="of:=IF([.E7]&lt;0;&quot;all&quot;;IF(OR(ABS([.F7])&lt;=30;ABS([.F7])&gt;=150);&quot;strike-slip&quot;;IF(AND([.F7]&gt;30;[.F7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ndu Kush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table:formula="of:=IF([.E8]&lt;0;&quot;all&quot;;IF(OR(ABS([.F8])&lt;=30;ABS([.F8])&gt;=150);&quot;strike-slip&quot;;IF(AND([.F8]&gt;30;[.F8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Sulaiman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-6" calcext:value-type="float">
            <text:p>-6</text:p>
          </table:table-cell>
          <table:table-cell table:formula="of:=IF([.E9]&lt;0;&quot;all&quot;;IF(OR(ABS([.F9])&lt;=30;ABS([.F9])&gt;=150);&quot;strike-slip&quot;;IF(AND([.F9]&gt;30;[.F9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/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table:formula="of:=IF([.E10]&lt;0;&quot;all&quot;;IF(OR(ABS([.F10])&lt;=30;ABS([.F10])&gt;=150);&quot;strike-slip&quot;;IF(AND([.F10]&gt;30;[.F10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Makram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-2" calcext:value-type="float">
            <text:p>-2</text:p>
          </table:table-cell>
          <table:table-cell table:formula="of:=IF([.E11]&lt;0;&quot;all&quot;;IF(OR(ABS([.F11])&lt;=30;ABS([.F11])&gt;=150);&quot;strike-slip&quot;;IF(AND([.F11]&gt;30;[.F11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North Afghanistan, south of mountain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22" calcext:value-type="float">
            <text:p>322</text:p>
          </table:table-cell>
          <table:table-cell office:value-type="float" office:value="89" calcext:value-type="float">
            <text:p>89</text:p>
          </table:table-cell>
          <table:table-cell office:value-type="float" office:value="-108" calcext:value-type="float">
            <text:p>-108</text:p>
          </table:table-cell>
          <table:table-cell table:formula="of:=IF([.E12]&lt;0;&quot;all&quot;;IF(OR(ABS([.F12])&lt;=30;ABS([.F12])&gt;=150);&quot;strike-slip&quot;;IF(AND([.F12]&gt;30;[.F12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office:value-type="float" office:value="-18" calcext:value-type="float">
            <text:p>-18</text:p>
          </table:table-cell>
          <table:table-cell table:formula="of:=IF([.E13]&lt;0;&quot;all&quot;;IF(OR(ABS([.F13])&lt;=30;ABS([.F13])&gt;=150);&quot;strike-slip&quot;;IF(AND([.F13]&gt;30;[.F13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/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-13" calcext:value-type="float">
            <text:p>-13</text:p>
          </table:table-cell>
          <table:table-cell table:formula="of:=IF([.E14]&lt;0;&quot;all&quot;;IF(OR(ABS([.F14])&lt;=30;ABS([.F14])&gt;=150);&quot;strike-slip&quot;;IF(AND([.F14]&gt;30;[.F14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Karakoram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9" calcext:value-type="float">
            <text:p>349</text:p>
          </table:table-cell>
          <table:table-cell office:value-type="float" office:value="40" calcext:value-type="float">
            <text:p>40</text:p>
          </table:table-cell>
          <table:table-cell office:value-type="float" office:value="-117" calcext:value-type="float">
            <text:p>-117</text:p>
          </table:table-cell>
          <table:table-cell table:formula="of:=IF([.E15]&lt;0;&quot;all&quot;;IF(OR(ABS([.F15])&lt;=30;ABS([.F15])&gt;=150);&quot;strike-slip&quot;;IF(AND([.F15]&gt;30;[.F15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Tibetan plateau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  <table:table-cell office:value-type="float" office:value="-165" calcext:value-type="float">
            <text:p>-165</text:p>
          </table:table-cell>
          <table:table-cell table:formula="of:=IF([.E16]&lt;0;&quot;all&quot;;IF(OR(ABS([.F16])&lt;=30;ABS([.F16])&gt;=150);&quot;strike-slip&quot;;IF(AND([.F16]&gt;30;[.F16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Tibetan plateau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office:value-type="float" office:value="70" calcext:value-type="float">
            <text:p>70</text:p>
          </table:table-cell>
          <table:table-cell office:value-type="float" office:value="-36" calcext:value-type="float">
            <text:p>-36</text:p>
          </table:table-cell>
          <table:table-cell table:formula="of:=IF([.E17]&lt;0;&quot;all&quot;;IF(OR(ABS([.F17])&lt;=30;ABS([.F17])&gt;=150);&quot;strike-slip&quot;;IF(AND([.F17]&gt;30;[.F17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Ladakh, Zanskar, Tibetan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table:formula="of:=IF([.E18]&lt;0;&quot;all&quot;;IF(OR(ABS([.F18])&lt;=30;ABS([.F18])&gt;=150);&quot;strike-slip&quot;;IF(AND([.F18]&gt;30;[.F18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7" calcext:value-type="float">
            <text:p>207</text:p>
          </table:table-cell>
          <table:table-cell office:value-type="float" office:value="59" calcext:value-type="float">
            <text:p>59</text:p>
          </table:table-cell>
          <table:table-cell office:value-type="float" office:value="-92" calcext:value-type="float">
            <text:p>-92</text:p>
          </table:table-cell>
          <table:table-cell table:formula="of:=IF([.E19]&lt;0;&quot;all&quot;;IF(OR(ABS([.F19])&lt;=30;ABS([.F19])&gt;=150);&quot;strike-slip&quot;;IF(AND([.F19]&gt;30;[.F19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/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1" calcext:value-type="float">
            <text:p>301</text:p>
          </table:table-cell>
          <table:table-cell office:value-type="float" office:value="89" calcext:value-type="float">
            <text:p>89</text:p>
          </table:table-cell>
          <table:table-cell office:value-type="float" office:value="-141" calcext:value-type="float">
            <text:p>-141</text:p>
          </table:table-cell>
          <table:table-cell table:formula="of:=IF([.E20]&lt;0;&quot;all&quot;;IF(OR(ABS([.F20])&lt;=30;ABS([.F20])&gt;=150);&quot;strike-slip&quot;;IF(AND([.F20]&gt;30;[.F20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Intraplate margin</text:p>
          </table:table-cell>
          <table:table-cell table:style-name="ce2" office:value-type="string" calcext:value-type="string">
            <text:p>Shillong plateau?</text:p>
          </table:table-cell>
          <table:table-cell office:value-type="string" calcext:value-type="string">
            <text:p>intraplate margin lower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formula="of:=IF([.E21]&lt;0;&quot;all&quot;;IF(OR(ABS([.F21])&lt;=30;ABS([.F21])&gt;=150);&quot;strike-slip&quot;;IF(AND([.F21]&gt;30;[.F21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Intraplate margin</text:p>
          </table:table-cell>
          <table:table-cell table:style-name="ce2" office:value-type="string" calcext:value-type="string">
            <text:p>Shillong plateau</text:p>
          </table:table-cell>
          <table:table-cell office:value-type="string" calcext:value-type="string">
            <text:p>intraplate margin lower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IF([.E22]&lt;0;&quot;all&quot;;IF(OR(ABS([.F22])&lt;=30;ABS([.F22])&gt;=150);&quot;strike-slip&quot;;IF(AND([.F22]&gt;30;[.F2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table:style-name="ce2" office:value-type="string" calcext:value-type="string">
            <text:p>Indo-Myanma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  <table:table-cell office:value-type="float" office:value="85" calcext:value-type="float">
            <text:p>85</text:p>
          </table:table-cell>
          <table:table-cell office:value-type="float" office:value="-121" calcext:value-type="float">
            <text:p>-121</text:p>
          </table:table-cell>
          <table:table-cell table:formula="of:=IF([.E23]&lt;0;&quot;all&quot;;IF(OR(ABS([.F23])&lt;=30;ABS([.F23])&gt;=150);&quot;strike-slip&quot;;IF(AND([.F23]&gt;30;[.F23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table:style-name="ce2" office:value-type="string" calcext:value-type="string">
            <text:p>Indo-Myanma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IF([.E24]&lt;0;&quot;all&quot;;IF(OR(ABS([.F24])&lt;=30;ABS([.F24])&gt;=150);&quot;strike-slip&quot;;IF(AND([.F24]&gt;30;[.F2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6" calcext:value-type="float">
            <text:p>256</text:p>
          </table:table-cell>
          <table:table-cell office:value-type="float" office:value="43" calcext:value-type="float">
            <text:p>43</text:p>
          </table:table-cell>
          <table:table-cell office:value-type="float" office:value="-12" calcext:value-type="float">
            <text:p>-12</text:p>
          </table:table-cell>
          <table:table-cell table:formula="of:=IF([.E25]&lt;0;&quot;all&quot;;IF(OR(ABS([.F25])&lt;=30;ABS([.F25])&gt;=150);&quot;strike-slip&quot;;IF(AND([.F25]&gt;30;[.F25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table:formula="of:=IF([.E26]&lt;0;&quot;all&quot;;IF(OR(ABS([.F26])&lt;=30;ABS([.F26])&gt;=150);&quot;strike-slip&quot;;IF(AND([.F26]&gt;30;[.F26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table:formula="of:=IF([.E27]&lt;0;&quot;all&quot;;IF(OR(ABS([.F27])&lt;=30;ABS([.F27])&gt;=150);&quot;strike-slip&quot;;IF(AND([.F27]&gt;30;[.F27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82" calcext:value-type="float">
            <text:p>282</text:p>
          </table:table-cell>
          <table:table-cell office:value-type="float" office:value="89" calcext:value-type="float">
            <text:p>89</text:p>
          </table:table-cell>
          <table:table-cell office:value-type="float" office:value="-29" calcext:value-type="float">
            <text:p>-29</text:p>
          </table:table-cell>
          <table:table-cell table:formula="of:=IF([.E28]&lt;0;&quot;all&quot;;IF(OR(ABS([.F28])&lt;=30;ABS([.F28])&gt;=150);&quot;strike-slip&quot;;IF(AND([.F28]&gt;30;[.F28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IF([.E29]&lt;0;&quot;all&quot;;IF(OR(ABS([.F29])&lt;=30;ABS([.F29])&gt;=150);&quot;strike-slip&quot;;IF(AND([.F29]&gt;30;[.F29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Andaman-Sumatra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  <table:table-cell table:formula="of:=IF([.E30]&lt;0;&quot;all&quot;;IF(OR(ABS([.F30])&lt;=30;ABS([.F30])&gt;=150);&quot;strike-slip&quot;;IF(AND([.F30]&gt;30;[.F30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-83" calcext:value-type="float">
            <text:p>-83</text:p>
          </table:table-cell>
          <table:table-cell table:formula="of:=IF([.E31]&lt;0;&quot;all&quot;;IF(OR(ABS([.F31])&lt;=30;ABS([.F31])&gt;=150);&quot;strike-slip&quot;;IF(AND([.F31]&gt;30;[.F31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-26" calcext:value-type="float">
            <text:p>-26</text:p>
          </table:table-cell>
          <table:table-cell table:formula="of:=IF([.E32]&lt;0;&quot;all&quot;;IF(OR(ABS([.F32])&lt;=30;ABS([.F32])&gt;=150);&quot;strike-slip&quot;;IF(AND([.F32]&gt;30;[.F32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1" calcext:value-type="float">
            <text:p>301</text:p>
          </table:table-cell>
          <table:table-cell office:value-type="float" office:value="89" calcext:value-type="float">
            <text:p>89</text:p>
          </table:table-cell>
          <table:table-cell office:value-type="float" office:value="-141" calcext:value-type="float">
            <text:p>-141</text:p>
          </table:table-cell>
          <table:table-cell table:formula="of:=IF([.E33]&lt;0;&quot;all&quot;;IF(OR(ABS([.F33])&lt;=30;ABS([.F33])&gt;=150);&quot;strike-slip&quot;;IF(AND([.F33]&gt;30;[.F33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IF([.E34]&lt;0;&quot;all&quot;;IF(OR(ABS([.F34])&lt;=30;ABS([.F34])&gt;=150);&quot;strike-slip&quot;;IF(AND([.F34]&gt;30;[.F34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table:style-name="ce2" office:value-type="string" calcext:value-type="string">
            <text:p>Indo-Myanma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formula="of:=IF([.E35]&lt;0;&quot;all&quot;;IF(OR(ABS([.F35])&lt;=30;ABS([.F35])&gt;=150);&quot;strike-slip&quot;;IF(AND([.F35]&gt;30;[.F35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table:style-name="ce2" office:value-type="string" calcext:value-type="string">
            <text:p>Indo-Myanma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82" calcext:value-type="float">
            <text:p>282</text:p>
          </table:table-cell>
          <table:table-cell office:value-type="float" office:value="90" calcext:value-type="float">
            <text:p>90</text:p>
          </table:table-cell>
          <table:table-cell office:value-type="float" office:value="-3" calcext:value-type="float">
            <text:p>-3</text:p>
          </table:table-cell>
          <table:table-cell table:formula="of:=IF([.E36]&lt;0;&quot;all&quot;;IF(OR(ABS([.F36])&lt;=30;ABS([.F36])&gt;=150);&quot;strike-slip&quot;;IF(AND([.F36]&gt;30;[.F36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erface</text:p>
          </table:table-cell>
          <table:table-cell table:style-name="ce2" office:value-type="string" calcext:value-type="string">
            <text:p>Indo-Myanmar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39" calcext:value-type="float">
            <text:p>23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IF([.E37]&lt;0;&quot;all&quot;;IF(OR(ABS([.F37])&lt;=30;ABS([.F37])&gt;=150);&quot;strike-slip&quot;;IF(AND([.F37]&gt;30;[.F37]&lt;150);&quot;reverse&quot;;&quot;normal&quot;)))" office:value-type="string" office:string-value="strike-slip" calcext:value-type="string">
            <text:p>strike-slip</text:p>
          </table:table-cell>
          <table:table-cell office:value-type="string" calcext:value-type="string">
            <text:p>Stable continental</text:p>
          </table:table-cell>
          <table:table-cell/>
          <table:table-cell office:value-type="string" calcext:value-type="string">
            <text:p>stable shallow crust</text:p>
          </table:table-cell>
          <table:table-cell office:value-type="string" calcext:value-type="string">
            <text:p>what to do here?</text:p>
          </table:table-cell>
          <table:table-cell table:number-columns-repeated="101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table:formula="of:=IF([.E38]&lt;0;&quot;all&quot;;IF(OR(ABS([.F38])&lt;=30;ABS([.F38])&gt;=150);&quot;strike-slip&quot;;IF(AND([.F38]&gt;30;[.F38]&lt;150);&quot;reverse&quot;;&quot;normal&quot;)))" office:value-type="string" office:string-value="reverse" calcext:value-type="string">
            <text:p>reverse</text:p>
          </table:table-cell>
          <table:table-cell office:value-type="string" calcext:value-type="string">
            <text:p>Stable continental</text:p>
          </table:table-cell>
          <table:table-cell/>
          <table:table-cell office:value-type="string" calcext:value-type="string">
            <text:p>stable shallow crust</text:p>
          </table:table-cell>
          <table:table-cell table:number-columns-repeated="1014"/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39]&lt;0;&quot;all&quot;;IF(OR(ABS([.F39])&lt;=30;ABS([.F39])&gt;=150);&quot;strike-slip&quot;;IF(AND([.F39]&gt;30;[.F39]&lt;150);&quot;reverse&quot;;&quot;normal&quot;)))" office:value-type="string" office:string-value="all" calcext:value-type="string">
            <text:p>all</text:p>
          </table:table-cell>
          <table:table-cell table:style-name="ce2" office:value-type="string" calcext:value-type="string">
            <text:p>Subduction interface</text:p>
          </table:table-cell>
          <table:table-cell office:value-type="string" calcext:value-type="string">
            <text:p>Murray Ridge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40]&lt;0;&quot;all&quot;;IF(OR(ABS([.F40])&lt;=30;ABS([.F40])&gt;=150);&quot;strike-slip&quot;;IF(AND([.F40]&gt;30;[.F40]&lt;150);&quot;reverse&quot;;&quot;normal&quot;)))" office:value-type="string" office:string-value="all" calcext:value-type="string">
            <text:p>all</text:p>
          </table:table-cell>
          <table:table-cell office:value-type="string" calcext:value-type="string">
            <text:p>Subduction interface</text:p>
          </table:table-cell>
          <table:table-cell office:value-type="string" calcext:value-type="string">
            <text:p>Himalayas</text:p>
          </table:table-cell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41]&lt;0;&quot;all&quot;;IF(OR(ABS([.F41])&lt;=30;ABS([.F41])&gt;=150);&quot;strike-slip&quot;;IF(AND([.F41]&gt;30;[.F41]&lt;150);&quot;reverse&quot;;&quot;normal&quot;)))" office:value-type="string" office:string-value="all" calcext:value-type="string">
            <text:p>all</text:p>
          </table:table-cell>
          <table:table-cell office:value-type="string" calcext:value-type="string">
            <text:p>Subduction interface</text:p>
          </table:table-cell>
          <table:table-cell/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42]&lt;0;&quot;all&quot;;IF(OR(ABS([.F42])&lt;=30;ABS([.F42])&gt;=150);&quot;strike-slip&quot;;IF(AND([.F42]&gt;30;[.F42]&lt;150);&quot;reverse&quot;;&quot;normal&quot;)))" office:value-type="string" office:string-value="all" calcext:value-type="string">
            <text:p>all</text:p>
          </table:table-cell>
          <table:table-cell office:value-type="string" calcext:value-type="string">
            <text:p>Subduction interface</text:p>
          </table:table-cell>
          <table:table-cell/>
          <table:table-cell table:style-name="ce3" office:value-type="string" calcext:value-type="string">
            <text:p>subduction interface</text:p>
          </table:table-cell>
          <table:table-cell table:number-columns-repeated="1014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1" calcext:value-type="float">
            <text:p>-1</text:p>
          </table:table-cell>
          <table:table-cell table:formula="of:=IF([.E43]&lt;0;&quot;all&quot;;IF(OR(ABS([.F43])&lt;=30;ABS([.F43])&gt;=150);&quot;strike-slip&quot;;IF(AND([.F43]&gt;30;[.F43]&lt;150);&quot;reverse&quot;;&quot;normal&quot;)))" office:value-type="string" office:string-value="all" calcext:value-type="string">
            <text:p>all</text:p>
          </table:table-cell>
          <table:table-cell office:value-type="string" calcext:value-type="string">
            <text:p>Stable continental</text:p>
          </table:table-cell>
          <table:table-cell office:value-type="string" calcext:value-type="string">
            <text:p>Bay of Bengal</text:p>
          </table:table-cell>
          <table:table-cell office:value-type="string" calcext:value-type="string">
            <text:p>stable shallow crust</text:p>
          </table:table-cell>
          <table:table-cell table:style-name="ce1" office:value-type="string" calcext:value-type="string">
            <text:p>oceanic not continental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xlay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1">
          <table:table-cell office:value-type="string" calcext:value-type="string">
            <text:p>zoneid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tectonic zon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ectonic subregion</text:p>
          </table:table-cell>
          <table:table-cell office:value-type="string" calcext:value-type="string">
            <text:p>concerns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7" calcext:value-type="float">
            <text:p>247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formula="of:=IF([.E2]&lt;0;&quot;all&quot;;IF(OR(ABS([.F2])&lt;=30;ABS([.F2])&gt;=150);&quot;strike-slip&quot;;IF(AND([.F2]&gt;30;[.F2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Hindu Kush</text:p>
          </table:table-cell>
          <table:table-cell table:style-name="Default" office:value-type="string" calcext:value-type="string">
            <text:p>subduction intraslab Himalayas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-169" calcext:value-type="float">
            <text:p>-169</text:p>
          </table:table-cell>
          <table:table-cell table:formula="of:=IF([.E3]&lt;0;&quot;all&quot;;IF(OR(ABS([.F3])&lt;=30;ABS([.F3])&gt;=150);&quot;strike-slip&quot;;IF(AND([.F3]&gt;30;[.F3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Pamir</text:p>
          </table:table-cell>
          <table:table-cell table:style-name="Default" office:value-type="string" calcext:value-type="string">
            <text:p>subduction intraslab Himalayas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table:formula="of:=IF([.E4]&lt;0;&quot;all&quot;;IF(OR(ABS([.F4])&lt;=30;ABS([.F4])&gt;=150);&quot;strike-slip&quot;;IF(AND([.F4]&gt;30;[.F4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table:style-name="ce2" office:value-type="string" calcext:value-type="string">
            <text:p>Indo-Myanmar</text:p>
          </table:table-cell>
          <table:table-cell table:style-name="Default" office:value-type="string" calcext:value-type="string">
            <text:p>subduction intraslab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3" calcext:value-type="float">
            <text:p>28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E5]&lt;0;&quot;all&quot;;IF(OR(ABS([.F5])&lt;=30;ABS([.F5])&gt;=150);&quot;strike-slip&quot;;IF(AND([.F5]&gt;30;[.F5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table:style-name="ce2" office:value-type="string" calcext:value-type="string">
            <text:p>Indo-Myanmar</text:p>
          </table:table-cell>
          <table:table-cell table:style-name="Default" office:value-type="string" calcext:value-type="string">
            <text:p>subduction intraslab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table:formula="of:=IF([.E6]&lt;0;&quot;all&quot;;IF(OR(ABS([.F6])&lt;=30;ABS([.F6])&gt;=150);&quot;strike-slip&quot;;IF(AND([.F6]&gt;30;[.F6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raslab</text:p>
          </table:table-cell>
          <table:table-cell table:style-name="ce2" office:value-type="string" calcext:value-type="string">
            <text:p>Indo-Myanmar</text:p>
          </table:table-cell>
          <table:table-cell table:style-name="Default" office:value-type="string" calcext:value-type="string">
            <text:p>subduction intraslab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IF([.E7]&lt;0;&quot;all&quot;;IF(OR(ABS([.F7])&lt;=30;ABS([.F7])&gt;=150);&quot;strike-slip&quot;;IF(AND([.F7]&gt;30;[.F7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Andaman-Sumatra</text:p>
          </table:table-cell>
          <table:table-cell table:style-name="Default" office:value-type="string" calcext:value-type="string">
            <text:p>subduction intraslab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formula="of:=IF([.E8]&lt;0;&quot;all&quot;;IF(OR(ABS([.F8])&lt;=30;ABS([.F8])&gt;=150);&quot;strike-slip&quot;;IF(AND([.F8]&gt;30;[.F8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Andaman-Sumatra</text:p>
          </table:table-cell>
          <table:table-cell table:style-name="Default" office:value-type="string" calcext:value-type="string">
            <text:p>subduction intraslab</text:p>
          </table:table-cell>
          <table:table-cell table:number-columns-repeated="101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table:formula="of:=IF([.E9]&lt;0;&quot;all&quot;;IF(OR(ABS([.F9])&lt;=30;ABS([.F9])&gt;=150);&quot;strike-slip&quot;;IF(AND([.F9]&gt;30;[.F9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Himalayas</text:p>
          </table:table-cell>
          <table:table-cell table:style-name="Default" office:value-type="string" calcext:value-type="string">
            <text:p>subduction intraslab Himalayas</text:p>
          </table:table-cell>
          <table:table-cell table:number-columns-repeated="101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47" calcext:value-type="float">
            <text:p>47</text:p>
          </table:table-cell>
          <table:table-cell office:value-type="float" office:value="-164" calcext:value-type="float">
            <text:p>-164</text:p>
          </table:table-cell>
          <table:table-cell table:formula="of:=IF([.E10]&lt;0;&quot;all&quot;;IF(OR(ABS([.F10])&lt;=30;ABS([.F10])&gt;=150);&quot;strike-slip&quot;;IF(AND([.F10]&gt;30;[.F10]&lt;150);&quot;reverse&quot;;&quot;normal&quot;)))" office:value-type="string" office:string-value="strike-slip" calcext:value-type="string">
            <text:p>strike-slip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Himalayas</text:p>
          </table:table-cell>
          <table:table-cell table:style-name="Default" office:value-type="string" calcext:value-type="string">
            <text:p>subduction intraslab Himalayas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xlay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zoneid</text:p>
          </table:table-cell>
          <table:table-cell office:value-type="string" calcext:value-type="string">
            <text:p>zmin</text:p>
          </table:table-cell>
          <table:table-cell office:value-type="string" calcext:value-type="string">
            <text:p>zma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tectonic zon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ectonic subregion</text:p>
          </table:table-cell>
          <table:table-cell office:value-type="string" calcext:value-type="string">
            <text:p>concerns</text:p>
          </table:table-cell>
          <table:table-cell table:number-columns-repeated="10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81" calcext:value-type="float">
            <text:p>81</text:p>
          </table:table-cell>
          <table:table-cell office:value-type="float" office:value="-113" calcext:value-type="float">
            <text:p>-113</text:p>
          </table:table-cell>
          <table:table-cell table:formula="of:=IF([.E2]&lt;0;&quot;all&quot;;IF(OR(ABS([.F2])&lt;=30;ABS([.F2])&gt;=150);&quot;strike-slip&quot;;IF(AND([.F2]&gt;30;[.F2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Hindu Kush</text:p>
          </table:table-cell>
          <table:table-cell table:style-name="Default" office:value-type="string" calcext:value-type="string">
            <text:p>subduction intraslab Himalayas</text:p>
          </table:table-cell>
          <table:table-cell table:style-name="ce4" office:value-type="string" calcext:value-type="string">
            <text:p>only YCSH97 includes events to this depth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table:formula="of:=IF([.E3]&lt;0;&quot;all&quot;;IF(OR(ABS([.F3])&lt;=30;ABS([.F3])&gt;=150);&quot;strike-slip&quot;;IF(AND([.F3]&gt;30;[.F3]&lt;150);&quot;reverse&quot;;&quot;normal&quot;)))" office:value-type="string" office:string-value="reverse" calcext:value-type="string">
            <text:p>reverse</text:p>
          </table:table-cell>
          <table:table-cell table:style-name="ce2" office:value-type="string" calcext:value-type="string">
            <text:p>Subduction intraslab</text:p>
          </table:table-cell>
          <table:table-cell office:value-type="string" calcext:value-type="string">
            <text:p>Pamir</text:p>
          </table:table-cell>
          <table:table-cell table:style-name="Default" office:value-type="string" calcext:value-type="string">
            <text:p>subduction intraslab Himalayas</text:p>
          </table:table-cell>
          <table:table-cell table:style-name="ce4" office:value-type="string" calcext:value-type="string">
            <text:p>only YCSH97 includes events to this depth</text:p>
          </table:table-cell>
          <table:table-cell table:number-columns-repeated="10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-50" calcext:value-type="float">
            <text:p>-50</text:p>
          </table:table-cell>
          <table:table-cell table:formula="of:=IF([.E4]&lt;0;&quot;all&quot;;IF(OR(ABS([.F4])&lt;=30;ABS([.F4])&gt;=150);&quot;strike-slip&quot;;IF(AND([.F4]&gt;30;[.F4]&lt;150);&quot;reverse&quot;;&quot;normal&quot;)))" office:value-type="string" office:string-value="normal" calcext:value-type="string">
            <text:p>normal</text:p>
          </table:table-cell>
          <table:table-cell table:style-name="ce2" office:value-type="string" calcext:value-type="string">
            <text:p>Subduction intraslab</text:p>
          </table:table-cell>
          <table:table-cell table:style-name="ce2" office:value-type="string" calcext:value-type="string">
            <text:p>Andaman-Sumatra</text:p>
          </table:table-cell>
          <table:table-cell table:style-name="Default" office:value-type="string" calcext:value-type="string">
            <text:p>subduction intraslab</text:p>
          </table:table-cell>
          <table:table-cell table:style-name="ce4" office:value-type="string" calcext:value-type="string">
            <text:p>only YCSH97 includes events to this depth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ip" table:target-range-address="auxlay1.E1:auxlay1.E1048576" table:on-update-keep-styles="true" table:on-update-keep-size="false" table:orientation="column"/>
        <table:database-range table:name="rake" table:target-range-address="auxlay1.F1:auxlay1.F1048576" table:on-update-keep-styles="true" table:on-update-keep-size="false" table:orientation="column"/>
        <table:database-range table:name="__Anonymous_Sheet_DB__0" table:target-range-address="auxlay1.A1:auxlay1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uxlay2.A1:auxlay2.AMI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uxlay3.A1:auxlay3.AMJ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auxlay4.A1:auxlay4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-00-00</text:date>, <text:time style:data-style-name="N2" text:time-value="03:31:29.828087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22:43:55.897220329</dc:date>
    <dc:creator>nick </dc:creator>
    <meta:editing-duration>P1DT5H29S</meta:editing-duration>
    <meta:editing-cycles>26</meta:editing-cycles>
    <meta:generator>LibreOffice/4.3.7.2$Linux_X86_64 LibreOffice_project/430m0$Build-2</meta:generator>
    <meta:document-statistic meta:table-count="4" meta:cell-count="1039" meta:object-count="0"/>
  </office:meta>
</office:document-meta>
</file>